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1292in"/>
    </style:style>
    <style:style style:name="Table1.B" style:family="table-column">
      <style:table-column-properties style:column-width="2.2514in"/>
    </style:style>
    <style:style style:name="Table1.C" style:family="table-column">
      <style:table-column-properties style:column-width="3.311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1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ore of Value — Brief Intro for Busy People</text:h>
      <text:h text:style-name="Heading_20_3" text:outline-level="3">What Is a Store of Value?</text:h>
      <text:p text:style-name="Text_20_body">It’s the ability of money or an asset to <text:span text:style-name="Strong_20_Emphasis">preserve purchasing power over time</text:span>, allowing you to save now and spend later without losing value.</text:p>
      <text:p text:style-name="Text_20_body">Money must hold value reliably for people to trust it as a way to transfer wealth into the future.</text:p>
      <text:p text:style-name="Horizontal_20_Line"/>
      <text:h text:style-name="Heading_20_3" text:outline-level="3">Why Store of Value Matters</text:h>
      <text:p text:style-name="Text_20_body">If money loses value quickly (like in hyperinflation), people avoid saving and may switch to barter, foreign currencies, or assets like gold.</text:p>
      <text:p text:style-name="Text_20_body">A reliable store of value supports savings, investment, and economic stability.</text:p>
      <text:p text:style-name="Text_20_body">Without it, economic planning collapses, and trust in money breaks down.</text:p>
      <text:p text:style-name="Horizontal_20_Line"/>
      <text:h text:style-name="Heading_20_3" text:outline-level="3">How It Relates to Medium of Exchange and Unit of Account</text:h>
      <text:p text:style-name="Text_20_body">Money that serves as a medium of exchange and unit of account must also hold value over time to be truly effective.</text:p>
      <text:p text:style-name="Text_20_body">If value erodes, all economic functions suffer: trade slows, prices become unstable, and contracts risk default.</text:p>
      <text:p text:style-name="Horizontal_20_Line"/>
      <text:h text:style-name="Heading_20_3" text:outline-level="3">Key Properties of a Good Store of Valu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A1" office:value-type="string">
              <text:p text:style-name="Table_20_Heading">Explanation</text:p>
            </table:table-cell>
            <table:table-cell table:style-name="Table1.A1" office:value-type="string">
              <text:p text:style-name="Table_20_Heading">Example/Insight</text:p>
            </table:table-cell>
          </table:table-row>
        </table:table-header-rows>
        <table:table-row>
          <table:table-cell table:style-name="Table1.A1" office:value-type="string">
            <text:p text:style-name="Table_20_Contents">Stability</text:p>
          </table:table-cell>
          <table:table-cell table:style-name="Table1.A1" office:value-type="string">
            <text:p text:style-name="Table_20_Contents">Retains purchasing power across time.</text:p>
          </table:table-cell>
          <table:table-cell table:style-name="Table1.A1" office:value-type="string">
            <text:p text:style-name="Table_20_Contents">Inflation erodes value, hurting savers.</text:p>
          </table:table-cell>
        </table:table-row>
        <table:table-row>
          <table:table-cell table:style-name="Table1.A1" office:value-type="string">
            <text:p text:style-name="Table_20_Contents">Liquidity</text:p>
          </table:table-cell>
          <table:table-cell table:style-name="Table1.A1" office:value-type="string">
            <text:p text:style-name="Table_20_Contents">Easily convertible into goods, services, or cash.</text:p>
          </table:table-cell>
          <table:table-cell table:style-name="Table1.A1" office:value-type="string">
            <text:p text:style-name="Table_20_Contents">Gold is a store of value but less liquid than cash.</text:p>
          </table:table-cell>
        </table:table-row>
        <table:table-row>
          <table:table-cell table:style-name="Table1.A1" office:value-type="string">
            <text:p text:style-name="Table_20_Contents">Durability</text:p>
          </table:table-cell>
          <table:table-cell table:style-name="Table1.A1" office:value-type="string">
            <text:p text:style-name="Table_20_Contents">Physically or digitally preserves value over time.</text:p>
          </table:table-cell>
          <table:table-cell table:style-name="Table1.A1" office:value-type="string">
            <text:p text:style-name="Table_20_Contents">Paper money can be destroyed; digital money can be encrypted and backed up.</text:p>
          </table:table-cell>
        </table:table-row>
        <table:table-row>
          <table:table-cell table:style-name="Table1.A1" office:value-type="string">
            <text:p text:style-name="Table_20_Contents">Recognizability</text:p>
          </table:table-cell>
          <table:table-cell table:style-name="Table1.A1" office:value-type="string">
            <text:p text:style-name="Table_20_Contents">Trusted and accepted by the market.</text:p>
          </table:table-cell>
          <table:table-cell table:style-name="Table1.A1" office:value-type="string">
            <text:p text:style-name="Table_20_Contents">Trust in the U.S. dollar supports its role.</text:p>
          </table:table-cell>
        </table:table-row>
      </table:table>
      <text:p text:style-name="Horizontal_20_Line"/>
      <text:h text:style-name="Heading_20_3" text:outline-level="3">Real-World Impact</text:h>
      <text:p text:style-name="Text_20_body"><text:span text:style-name="Strong_20_Emphasis">Hyperinflation:</text:span> Rapid loss of value destroys the store of value function, causing people to flee the currency (e.g., Zimbabwe, Venezuela).</text:p>
      <text:p text:style-name="Text_20_body"><text:span text:style-name="Strong_20_Emphasis">Asset Substitution:</text:span> When money fails as a store of value, people move to real assets (gold, real estate), foreign currencies, or cryptocurrencies.</text:p>
      <text:p text:style-name="Text_20_body"><text:span text:style-name="Strong_20_Emphasis">Monetary Policy:</text:span> Central banks manage inflation to maintain money’s store of value function, <text:soft-page-break/>balancing growth and price stability.</text:p>
      <text:p text:style-name="Horizontal_20_Line"/>
      <text:h text:style-name="Heading_20_3" text:outline-level="3">Strategic Insight for Malone University Students</text:h>
      <text:p text:style-name="Text_20_body">When designing or reforming currencies (like Malone Corporate Scrip), consider:</text:p>
      <text:list xml:id="list7513635044947954043" text:style-name="L1">
        <text:list-item>
          <text:p text:style-name="P1">How will your system maintain value over time?</text:p>
        </text:list-item>
        <text:list-item>
          <text:p text:style-name="P1">What mechanisms protect savers and investors?</text:p>
        </text:list-item>
        <text:list-item>
          <text:p text:style-name="P1">How do you build trust in durability and liquidity?</text:p>
        </text:list-item>
        <text:list-item>
          <text:p text:style-name="P1">Can your currency handle shocks and crises without losing value?</text:p>
        </text:list-item>
      </text:list>
      <text:p text:style-name="Horizontal_20_Line"/>
      <text:h text:style-name="Heading_20_3" text:outline-level="3">Linking to What’s Next</text:h>
      <text:p text:style-name="Text_20_body">The store of value is tightly linked to <text:span text:style-name="Strong_20_Emphasis">interest rates, inflation, and monetary policy</text:span>.</text:p>
      <text:p text:style-name="Text_20_body">Understanding it leads naturally into how central banks influence real economic growth and inflation through interest rate decisions.</text:p>
      <text:p text:style-name="Horizontal_20_Line"/>
      <text:h text:style-name="Heading_20_3" text:outline-level="3">Malone University Core Takeaway</text:h>
      <text:p text:style-name="Text_20_body">A reliable store of value is what transforms money from a fleeting medium of exchange into a lasting economic foundation.</text:p>
      <text:p text:style-name="Text_20_body">It empowers saving, investment, and trust—without which, economies falter and social order destabilizes.</text:p>
      <text:p text:style-name="Horizontal_20_Line"/>
      <text:h text:style-name="Heading_20_1" text:outline-level="1"/>
      <text:h text:style-name="P4" text:outline-level="1">In-Depth Treatment</text:h>
      <text:h text:style-name="Heading_20_3" text:outline-level="3">Store of Value — The Foundation of Intertemporal Economic Trust</text:h>
      <text:p text:style-name="Text_20_body">At Malone University, mastering the store of value function is crucial for understanding how money preserves wealth and underpins economic planning across time.</text:p>
      <text:p text:style-name="Horizontal_20_Line"/>
      <text:h text:style-name="Heading_20_4" text:outline-level="4">1. Why Store of Value Is Critical</text:h>
      <text:p text:style-name="Text_20_body">Money’s power lies not just in facilitating trade, but in <text:span text:style-name="Strong_20_Emphasis">transferring purchasing power across time</text:span>.</text:p>
      <text:p text:style-name="Text_20_body">Without confidence that money will retain value, individuals and businesses will refuse to save, invest, or enter long-term contracts.</text:p>
      <text:p text:style-name="Horizontal_20_Line"/>
      <text:h text:style-name="Heading_20_4" text:outline-level="4">2. Inflation and Its Threat to Store of Value</text:h>
      <text:p text:style-name="Text_20_body">Inflation reduces the real value of money, penalizing holders of cash and fixed income.</text:p>
      <text:list xml:id="list8275310902283882441" text:style-name="L2">
        <text:list-item>
          <text:p text:style-name="P2">Mild, predictable inflation encourages spending but excessive inflation destroys trust.</text:p>
        </text:list-item>
        <text:list-item>
          <text:p text:style-name="P2">Hyperinflation leads to currency collapse, social chaos, and reversion to barter or alternative assets.</text:p>
        </text:list-item>
      </text:list>
      <text:p text:style-name="Text_20_body">Malone students must understand the balance central banks strive for: <text:span text:style-name="Strong_20_Emphasis">enough inflation to stimulate growth, but not so much as to undermine store of value</text:span>.</text:p>
      <text:p text:style-name="Horizontal_20_Line"/>
      <text:h text:style-name="Heading_20_4" text:outline-level="4">3. Liquidity vs. Store of Value Tradeoffs</text:h>
      <text:p text:style-name="Text_20_body">Some assets store value well but are less liquid (e.g., real estate, collectibles).</text:p>
      <text:p text:style-name="Text_20_body">Cash is highly liquid but vulnerable to inflation.</text:p>
      <text:p text:style-name="Text_20_body">Good money balances liquidity and store of value functions — ensuring people can save without losing the ability to spend easily.</text:p>
      <text:p text:style-name="Horizontal_20_Line"/>
      <text:h text:style-name="Heading_20_4" text:outline-level="4">4. Technological and Institutional Innovations</text:h>
      <text:p text:style-name="Text_20_body">Digital currencies and programmable money (like Malone Corporate Scrip) open new frontiers:</text:p>
      <text:list xml:id="list3354033954742938525" text:style-name="L3">
        <text:list-item>
          <text:p text:style-name="P3">Algorithmic stabilization mechanisms can help maintain value.</text:p>
        </text:list-item>
        <text:list-item>
          <text:p text:style-name="P3">Backing currencies with baskets of assets or enterprise productivity adds credibility.</text:p>
        </text:list-item>
        <text:list-item>
          <text:p text:style-name="P3">Transparency and governance models help build trust in durability and liquidity.</text:p>
        </text:list-item>
      </text:list>
      <text:p text:style-name="Horizontal_20_Line"/>
      <text:h text:style-name="Heading_20_4" text:outline-level="4"><text:soft-page-break/>5. Store of Value, Power, and Economic Stability</text:h>
      <text:p text:style-name="Text_20_body">Control over the store of value function influences wealth distribution and social stability.</text:p>
      <text:p text:style-name="Text_20_body">Inflation acts as a hidden tax on savers; stable stores of value empower individuals and communities.</text:p>
      <text:p text:style-name="Text_20_body">Malone University students must consider how monetary design can be a tool of empowerment rather than exploitation.</text:p>
      <text:p text:style-name="Horizontal_20_Line"/>
      <text:h text:style-name="Heading_20_3" text:outline-level="3">Deep Malone University Reflection</text:h>
      <text:p text:style-name="Text_20_body">The store of value is the bedrock of economic trust — without it, money is merely a fragile tool of immediate exchange.</text:p>
      <text:p text:style-name="Text_20_body">It requires foresight, design, and stewardship to build systems that endure shocks, protect savers, and sustain prosperity across genera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7-31T18:37:02</dc:date>
    <meta:document-statistic meta:table-count="1" meta:image-count="0" meta:object-count="0" meta:page-count="4" meta:paragraph-count="70" meta:word-count="769" meta:character-count="4977"/>
    <dc:creator>Joseph Malone</dc:creator>
    <meta:user-defined meta:name="Info 1"/>
    <meta:user-defined meta:name="Info 2"/>
    <meta:user-defined meta:name="Info 3"/>
    <meta:user-defined meta:name="Info 4"/>
  </office:meta>
</office:document-meta>
</file>